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b3c78" officeooo:paragraph-rsid="001b3c78"/>
    </style:style>
    <style:style style:name="P2" style:family="paragraph" style:parent-style-name="Preformatted_20_Text">
      <style:text-properties officeooo:rsid="001b3c78" officeooo:paragraph-rsid="001b3c78" fo:background-color="#ffff00"/>
    </style:style>
    <style:style style:name="P3" style:family="paragraph" style:parent-style-name="Preformatted_20_Text">
      <style:text-properties officeooo:rsid="001b3c78" officeooo:paragraph-rsid="001b3c78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p.geurts@ulg.ac.be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a1.relay.syrhano.net (a1.relay.syrhano.net [193.52.218.20])</text:p>
      <text:p text:style-name="P1"/>
      <text:p text:style-name="P1"><text:tab/>by asso.crihan.fr (Postfix) with ESMTP id A2B8626801D</text:p>
      <text:p text:style-name="P1"/>
      <text:p text:style-name="P1"><text:tab/>for &lt;bioinfo@sfbi.fr&gt;; Mon, <text:s/>2 Jun 2014 14:20:35 +0200 (CEST)</text:p>
      <text:p text:style-name="P1"/>
      <text:p text:style-name="P1">X-IronPort-Anti-Spam-Filtered: true</text:p>
      <text:p text:style-name="P1"/>
      <text:p text:style-name="P1">X-IronPort-Anti-Spam-Result: AoIBAA1rjFOLpSBvnGdsb2JhbABYg1nEPBYOAQEBAQEGDQkJFCiCSUsFgQ5PiC4DEaBqrVENV4UtF4w8gUKEBoEVBIkLjnwBiQ6GJIktOw</text:p>
      <text:p text:style-name="P1"/>
      <text:p text:style-name="P1">X-IronPort-AV: E=Sophos;i="4.98,956,1392159600"; </text:p>
      <text:p text:style-name="P1"/>
      <text:p text:style-name="P1"><text:s text:c="3"/>d="scan'208";a="67800931"</text:p>
      <text:p text:style-name="P1"/>
      <text:p text:style-name="P1">Received: from serv108.segi.ulg.ac.be ([139.165.32.111])</text:p>
      <text:p text:style-name="P1"/>
      <text:p text:style-name="P1"><text:s text:c="2"/>by a-mx1.relay.syrhano.net with ESMTP; 02 Jun 2014 14:20:35 +0200</text:p>
      <text:p text:style-name="P1"/>
      <text:p text:style-name="P1">Received: (qmail 17245 invoked from network); 2 Jun 2014 14:20:34 +0200</text:p>
      <text:p text:style-name="P1"/>
      <text:p text:style-name="P1">Received: from unknown (HELO [10.9.54.65]) (u179884@[10.9.54.65])</text:p>
      <text:p text:style-name="P1"/>
      <text:p text:style-name="P1"><text:s text:c="10"/>(envelope-sender &lt;p.geurts@ulg.ac.be&gt;)</text:p>
      <text:p text:style-name="P1"/>
      <text:p text:style-name="P1"><text:s text:c="10"/>by serv108.segi.ulg.ac.be (qmail-ldap-1.03) with SMTP</text:p>
      <text:p text:style-name="P1"/>
      <text:p text:style-name="P1"><text:s text:c="10"/>for &lt;bioinfo@sfbi.fr&gt;; 2 Jun 2014 14:20:34 +0200</text:p>
      <text:p text:style-name="P1"/>
      <text:p text:style-name="P1">From: Pierre Geurts &lt;p.geurts@ulg.ac.be&gt;</text:p>
      <text:p text:style-name="P1"/>
      <text:p text:style-name="P1">Content-Type: text/plain; charset=windows-1252</text:p>
      <text:p text:style-name="P1"/>
      <text:p text:style-name="P1">Content-Transfer-Encoding: quoted-printable</text:p>
      <text:p text:style-name="P1"/>
      <text:p text:style-name="P1">Message-Id: &lt;5F289D0A-228F-48C7-8C0C-4B6D31DA0432@ulg.ac.be&gt;</text:p>
      <text:p text:style-name="P1"/>
      <text:p text:style-name="P1">Date: Mon, 2 Jun 2014 14:20:33 +0200</text:p>
      <text:p text:style-name="P1"/>
      <text:p text:style-name="P1">To: bioinfo@sfbi.fr</text:p>
      <text:p text:style-name="P1"/>
      <text:p text:style-name="P1">Mime-Version: 1.0 (Mac OS X Mail 7.3 \(1878.2\))</text:p>
      <text:p text:style-name="P1"/>
      <text:p text:style-name="P1">X-Mailer: Apple Mail (2.1878.2)</text:p>
      <text:p text:style-name="P1"/>
      <text:p text:style-name="P1">X-Validation-by: laurent.mouchard@univ-rouen.fr</text:p>
      <text:p text:style-name="P1"/>
      <text:p text:style-name="P1">Subject: [bioinfo] 2nd CFP - MLSB14, the 8th <text:span text:style-name="T1">Machine Learning in Systems Biology workshop</text:span></text:p>
      <text:p text:style-name="P1"/>
      <text:p text:style-name="P1"><text:soft-page-break/></text:p>
      <text:p text:style-name="P1"/>
      <text:p text:style-name="P1">[Apologies for cross-posting]</text:p>
      <text:p text:style-name="P1"/>
      <text:p text:style-name="P1"/>
      <text:p text:style-name="P1"/>
      <text:p text:style-name="P1"/>
      <text:p text:style-name="P1"/>
      <text:p text:style-name="P1"><text:s text:c="13"/>2nd Call for contributions</text:p>
      <text:p text:style-name="P1"/>
      <text:p text:style-name="P1"/>
      <text:p text:style-name="P1"/>
      <text:p text:style-name="P1"><text:s text:c="4"/>MLSB14, the eighth International Workshop on</text:p>
      <text:p text:style-name="P1"/>
      <text:p text:style-name="P1"><text:s text:c="10"/><text:span text:style-name="T1">Machine Learning in Systems Biology</text:span></text:p>
      <text:p text:style-name="P1"/>
      <text:p text:style-name="P1"/>
      <text:p text:style-name="P1"/>
      <text:p text:style-name="P1"><text:s text:c="17"/>http://www.mlsb.cc</text:p>
      <text:p text:style-name="P1"/>
      <text:p text:style-name="P1"/>
      <text:p text:style-name="P1"/>
      <text:p text:style-name="P1"/>
      <text:p text:style-name="P1"/>
      <text:p text:style-name="P1"><text:s text:c="3"/>Organized in conjunction with ECCB 2014</text:p>
      <text:p text:style-name="P1"/>
      <text:p text:style-name="P1"><text:s text:c="13"/>Strasbourg, France, September 6-7, 2014.</text:p>
      <text:p text:style-name="P1"/>
      <text:p text:style-name="P1"/>
      <text:p text:style-name="P1"/>
      <text:p text:style-name="P1"><text:s text:c="10"/>Submission deadline: *** June 11, 2014 ***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ORKSHOP DESCRIPTION</text:p>
      <text:p text:style-name="P1"/>
      <text:p text:style-name="P1"/>
      <text:p text:style-name="P1"/>
      <text:p text:style-name="P1"/>
      <text:p text:style-name="P1"/>
      <text:p text:style-name="P1">MLSB14, the Eighth International Workshop on <text:span text:style-name="T1">Machine Learning</text:span> in</text:p>
      <text:p text:style-name="P1"/>
      <text:p text:style-name="P1">Systems Biology, is a workshop of the ECCB 2014 conference. It aims to</text:p>
      <text:p text:style-name="P1"/>
      <text:p text:style-name="P1">contribute to the cross-fertilization between the research in <text:span text:style-name="T1">machine</text:span></text:p>
      <text:p text:style-name="P2"/>
      <text:p text:style-name="P1"><text:span text:style-name="T1">learning methods</text:span> and their applications to <text:span text:style-name="T1">systems biology</text:span> by bringing</text:p>
      <text:p text:style-name="P1"/>
      <text:p text:style-name="P1">together method <text:span text:style-name="T1">developers</text:span> and <text:span text:style-name="T1">experimentalists</text:span>. We are soliciting</text:p>
      <text:p text:style-name="P1"/>
      <text:p text:style-name="P1">submissions bringing forward methods for discovering c<text:span text:style-name="T1">omplex</text:span></text:p>
      <text:p text:style-name="P2"/>
      <text:p text:style-name="P1"><text:span text:style-name="T1">structures</text:span> (e.g. <text:span text:style-name="T1">interaction networks</text:span>, <text:span text:style-name="T1">molecule structures</text:span>) and</text:p>
      <text:p text:style-name="P1"/>
      <text:p text:style-name="P1">methods supporting genome-wide data analysis</text:p>
      <text:p text:style-name="P1"><text:soft-page-break/></text:p>
      <text:p text:style-name="P1"/>
      <text:p text:style-name="P1"/>
      <text:p text:style-name="P1">Please see the workshop website http://www.mlsb.cc for more details.</text:p>
      <text:p text:style-name="P1"/>
      <text:p text:style-name="P1"/>
      <text:p text:style-name="P1"/>
      <text:p text:style-name="P1">SUBMISSIONS INSTRUCTIONS</text:p>
      <text:p text:style-name="P1"/>
      <text:p text:style-name="P1"/>
      <text:p text:style-name="P1"/>
      <text:p text:style-name="P1">We invite you to submit an extended abstract of up to 4 pages in PDF</text:p>
      <text:p text:style-name="P1"/>
      <text:p text:style-name="P1">format describing new or very recently published results. Submissions</text:p>
      <text:p text:style-name="P1"/>
      <text:p text:style-name="P1">will be reviewed by the scientific programme committee. They will be</text:p>
      <text:p text:style-name="P1"/>
      <text:p text:style-name="P1">selected for <text:span text:style-name="T1">oral</text:span> or <text:span text:style-name="T1">poster presentation</text:span> according to their</text:p>
      <text:p text:style-name="P1"/>
      <text:p text:style-name="P1">originality and relevance to the workshop topics.</text:p>
      <text:p text:style-name="P1"/>
      <text:p text:style-name="P1"/>
      <text:p text:style-name="P1"/>
      <text:p text:style-name="P1">KEY DATES</text:p>
      <text:p text:style-name="P1"/>
      <text:p text:style-name="P1"/>
      <text:p text:style-name="P1"/>
      <text:p text:style-name="P1">Submission deadline: June 11, 2014</text:p>
      <text:p text:style-name="P1"/>
      <text:p text:style-name="P1">Author notification: July 15, 2014</text:p>
      <text:p text:style-name="P1"/>
      <text:p text:style-name="P1">Early registration deadline ECCB14: August 2, 2014</text:p>
      <text:p text:style-name="P1"/>
      <text:p text:style-name="P1">Workshop: September 6-7, 2014</text:p>
      <text:p text:style-name="P1"/>
      <text:p text:style-name="P1"/>
      <text:p text:style-name="P1"/>
      <text:p text:style-name="P1">CONFIRMED INVITED SPEAKERS</text:p>
      <text:p text:style-name="P1"/>
      <text:p text:style-name="P1"/>
      <text:p text:style-name="P1"/>
      <text:p text:style-name="P1">Pierre Baldi, UCI University, California, USA</text:p>
      <text:p text:style-name="P1"/>
      <text:p text:style-name="P1"/>
      <text:p text:style-name="P1"/>
      <text:p text:style-name="P1">Karsten Borgwardt, Max Planck Institute, Tubingen, Germany</text:p>
      <text:p text:style-name="P1"/>
      <text:p text:style-name="P1"/>
      <text:p text:style-name="P1"/>
      <text:p text:style-name="P1">CONTACT</text:p>
      <text:p text:style-name="P1"/>
      <text:p text:style-name="P1"/>
      <text:p text:style-name="P1"/>
      <text:p text:style-name="P1">For further information, please contact chairsmlsb2014@gmail.com</text:p>
      <text:p text:style-name="P1"/>
      <text:p text:style-name="P1"/>
      <text:p text:style-name="P1"/>
      <text:p text:style-name="P1">CHAIRS</text:p>
      <text:p text:style-name="P1"/>
      <text:p text:style-name="P1"><text:soft-page-break/></text:p>
      <text:p text:style-name="P1"/>
      <text:p text:style-name="P1">Florence d'Alché-Buc (University of Evry, France)</text:p>
      <text:p text:style-name="P1"/>
      <text:p text:style-name="P1">Pierre Geurts (University of Liege, Belgium)</text:p>
      <text:p text:style-name="P1"/>
      <text:p text:style-name="P1"/>
      <text:p text:style-name="P1"/>
      <text:p text:style-name="P1">ORGANIZING COMMITTEE</text:p>
      <text:p text:style-name="P1"/>
      <text:p text:style-name="P1"/>
      <text:p text:style-name="P1"/>
      <text:p text:style-name="P1">Florence d'Alché-Buc (University of Evry, France)</text:p>
      <text:p text:style-name="P1"/>
      <text:p text:style-name="P1">Markus Heinonen (University of Evry, France)</text:p>
      <text:p text:style-name="P1"/>
      <text:p text:style-name="P1">Pierre Geurts (University of Liege, Belgium)</text:p>
      <text:p text:style-name="P1"/>
      <text:p text:style-name="P1">Vân Anh Huynh-Thu (University of Edinburgh, UK)</text:p>
      <text:p text:style-name="P1"/>
      <text:p text:style-name="P1">Nizar Touleimat (Centre National de génotypage, CEA, Evry, France)</text:p>
      <text:p text:style-name="P1"/>
      <text:p text:style-name="P1"/>
      <text:p text:style-name="P1"/>
      <text:p text:style-name="P1">PROGRAM COMMITTEE</text:p>
      <text:p text:style-name="P1"/>
      <text:p text:style-name="P1"/>
      <text:p text:style-name="P1"/>
      <text:p text:style-name="P1">Florence d'Alché-Buc (University of Evry, France)</text:p>
      <text:p text:style-name="P1"/>
      <text:p text:style-name="P1">Chloé-Agathe Azencott (CBIO, Mines ParisTech, Institut Curie, INSERM, Fra</text:p>
      <text:p text:style-name="P1">nce)</text:p>
      <text:p text:style-name="P1"/>
      <text:p text:style-name="P1">Karsten Borgwardt (MPI Tubingen, Germany)</text:p>
      <text:p text:style-name="P1"/>
      <text:p text:style-name="P1">Sa=9Ao D=9Eeroski (Jo=9Eef Stefan Institute, Slovenia)</text:p>
      <text:p text:style-name="P1"/>
      <text:p text:style-name="P1">Mohamed Elati (Universite d'Evry, France)</text:p>
      <text:p text:style-name="P1"/>
      <text:p text:style-name="P1">Pierre Geurts (University of Liège, Belgium)</text:p>
      <text:p text:style-name="P1"/>
      <text:p text:style-name="P1">Markus Heinonen (University of Evry, France)</text:p>
      <text:p text:style-name="P1"/>
      <text:p text:style-name="P1">Van Anh Huynh-Thu (University of Edimburgh, UK)</text:p>
      <text:p text:style-name="P1"/>
      <text:p text:style-name="P1">Ross King (Aberystwyth University, UK)</text:p>
      <text:p text:style-name="P1"/>
      <text:p text:style-name="P1">Stefan Kramer (University of Mainz, Germany)</text:p>
      <text:p text:style-name="P1"/>
      <text:p text:style-name="P1">Yves Moreau (Katholieke Universiteit Leuven, Belgium)</text:p>
      <text:p text:style-name="P1"/>
      <text:p text:style-name="P1">Sach Mukherjee (Netherlands Cancer Institute, Netherlands)</text:p>
      <text:p text:style-name="P1"/>
      <text:p text:style-name="P1">Mahesan Niranjan (University of Southampton, UK)</text:p>
      <text:p text:style-name="P1"/>
      <text:p text:style-name="P1">Uwe Ohler (Duke University, USA)</text:p>
      <text:p text:style-name="P1"/>
      <text:p text:style-name="P1">John Pinney (Imperial College London, UK)</text:p>
      <text:p text:style-name="P1"/>
      <text:p text:style-name="P1"><text:soft-page-break/>Simon Rogers (University of Glasgow, UK)</text:p>
      <text:p text:style-name="P1"/>
      <text:p text:style-name="P1">Juho Rousu (University of Helsinki, Finland)</text:p>
      <text:p text:style-name="P1"/>
      <text:p text:style-name="P1">Yvan Saeys (University of Ghent, Belgium)</text:p>
      <text:p text:style-name="P1"/>
      <text:p text:style-name="P1">Peter Sykacek (BOKU University, Austria)</text:p>
      <text:p text:style-name="P1"/>
      <text:p text:style-name="P1">Nizar Touleimat (Centre National de Genotypage, CEA, France)</text:p>
      <text:p text:style-name="P1"/>
      <text:p text:style-name="P1">Koji Tsuda (National Institute of Advanced Industrial Science and Technolog</text:p>
      <text:p text:style-name="P1">y, Japan)</text:p>
      <text:p text:style-name="P1"/>
      <text:p text:style-name="P1">Jean-Philippe Vert (Ecole des Mines de Paris, France)</text:p>
      <text:p text:style-name="P1"/>
      <text:p text:style-name="P1">Filip Zelezny (Czech Technical University in Prague, Czech Republi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6:29:45.451820205</dc:date>
    <meta:editing-duration>PT8M13S</meta:editing-duration>
    <meta:editing-cycles>2</meta:editing-cycles>
    <meta:generator>LibreOffice/4.4.5.2$Linux_X86_64 LibreOffice_project/40m0$Build-2</meta:generator>
    <meta:document-statistic meta:table-count="0" meta:image-count="0" meta:object-count="0" meta:page-count="5" meta:paragraph-count="97" meta:word-count="545" meta:character-count="4606" meta:non-whitespace-character-count="4049"/>
  </office:meta>
</office:document-meta>
</file>